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7E00BC1B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unkalap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_re</text:p>
          </table:table-cell>
          <table:table-cell table:style-name="ce1" office:value-type="float" office:value="-0.5">
            <text:p>-0,5</text:p>
          </table:table-cell>
          <table:table-cell table:number-columns-repeated="2"/>
          <table:table-cell>
            <draw:frame table:end-cell-address="Munkalap1.K27" table:end-x="0.669cm" table:end-y="0.326cm" draw:z-index="0" draw:style-name="gr1" draw:text-style-name="P1" svg:width="13.565cm" svg:height="12.106cm" svg:x="0.653cm" svg:y="0cm">
              <draw:object draw:notify-on-update-of-ranges="Munkalap1.B1:Munkalap1.B1 Munkalap1.B2:Munkalap1.B2 Munkalap1.B4:Munkalap1.B14 Munkalap1.C4:Munkalap1.C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c_im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ter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([.B4]*[.B4])-([.C4]*[.C4])+[.B$1]" office:value-type="float" office:value="-0.5">
            <text:p>-0,5</text:p>
          </table:table-cell>
          <table:table-cell table:formula="of:=2*([.B4]*[.C4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([.B5]*[.B5])-([.C5]*[.C5])+[.B$1]" office:value-type="float" office:value="-0.25">
            <text:p>-0,25</text:p>
          </table:table-cell>
          <table:table-cell table:formula="of:=2*([.B5]*[.C5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([.B6]*[.B6])-([.C6]*[.C6])+[.B$1]" office:value-type="float" office:value="-0.4375">
            <text:p>-0,4375</text:p>
          </table:table-cell>
          <table:table-cell table:formula="of:=2*([.B6]*[.C6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[.B7]*[.B7])-([.C7]*[.C7])+[.B$1]" office:value-type="float" office:value="-0.30859375">
            <text:p>-0,30859375</text:p>
          </table:table-cell>
          <table:table-cell table:formula="of:=2*([.B7]*[.C7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[.B8]*[.B8])-([.C8]*[.C8])+[.B$1]" office:value-type="float" office:value="-0.404769897460938">
            <text:p>-0,4047698975</text:p>
          </table:table-cell>
          <table:table-cell table:formula="of:=2*([.B8]*[.C8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([.B9]*[.B9])-([.C9]*[.C9])+[.B$1]" office:value-type="float" office:value="-0.336161330109462">
            <text:p>-0,3361613301</text:p>
          </table:table-cell>
          <table:table-cell table:formula="of:=2*([.B9]*[.C9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([.B10]*[.B10])-([.C10]*[.C10])+[.B$1]" office:value-type="float" office:value="-0.386995560139037">
            <text:p>-0,3869955601</text:p>
          </table:table-cell>
          <table:table-cell table:formula="of:=2*([.B10]*[.C10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([.B11]*[.B11])-([.C11]*[.C11])+[.B$1]" office:value-type="float" office:value="-0.350234436432673">
            <text:p>-0,3502344364</text:p>
          </table:table-cell>
          <table:table-cell table:formula="of:=2*([.B11]*[.C11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([.B12]*[.B12])-([.C12]*[.C12])+[.B$1]" office:value-type="float" office:value="-0.377335839536688">
            <text:p>-0,3773358395</text:p>
          </table:table-cell>
          <table:table-cell table:formula="of:=2*([.B12]*[.C12])+[.B$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([.B13]*[.B13])-([.C13]*[.C13])+[.B$1]" office:value-type="float" office:value="-0.357617664201143">
            <text:p>-0,3576176642</text:p>
          </table:table-cell>
          <table:table-cell table:formula="of:=2*([.B13]*[.C13])+[.B$2]" office:value-type="float" office:value="0">
            <text:p>0</text:p>
          </table:table-cell>
          <table:table-cell table:number-columns-repeated="2"/>
        </table:table-row>
      </table:table>
      <table:table table:name="Munkalap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2020.03.13</text:date>, <text:time>22:23:24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i Jki</meta:initial-creator>
    <meta:creation-date>2020-03-13T19:04:48.07</meta:creation-date>
    <dc:date>2020-03-13T22:23:24.32</dc:date>
    <dc:creator>Jki Jki</dc:creator>
    <meta:editing-duration>PT1H2M31S</meta:editing-duration>
    <meta:editing-cycles>2</meta:editing-cycles>
    <meta:generator>OpenOffice/4.1.5$Win32 OpenOffice.org_project/415m1$Build-9789</meta:generator>
    <meta:document-statistic meta:table-count="3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false" chart:logarithmic="false" chart:minimum="-2" chart:maximum="2" chart:interval-major="0.1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svg:stroke-width="0.08cm" svg:stroke-color="#c5000b" draw:fill-color="#c5000b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5cm" chart:symbol-height="0.25cm">
        <chart:symbol-image xlink:href="Pictures/2000000D000000DF000000DF7E00BC1B.svm" xlink:type="simple" xlink:actuate="onLoad"/>
      </style:chart-properties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66cm" svg:height="12.107cm" xlink:href=".." xlink:type="simple" chart:class="chart:scatter" chart:style-name="ch1">
        <chart:plot-area chart:style-name="ch2" table:cell-range-address="Munkalap1.B1:Munkalap1.B2 Munkalap1.C4:Munkalap1.C14" svg:x="0.472cm" svg:y="0.37cm" svg:width="12.549cm" svg:height="11.072cm">
          <chartooo:coordinate-region svg:x="0.472cm" svg:y="0.37cm" svg:width="12.549cm" svg:height="11.07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Munkalap1.B2:Munkalap1.B2" chart:class="chart:scatter">
            <chart:domain table:cell-range-address="Munkalap1.B1:Munkalap1.B1"/>
            <chart:data-point/>
          </chart:series>
          <chart:series chart:style-name="ch6" chart:values-cell-range-address="Munkalap1.C4:Munkalap1.C14" chart:class="chart:scatter">
            <chart:domain table:cell-range-address="Munkalap1.B4:Munkalap1.B1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-0.5">
                <text:p>-0.5</text:p>
                <draw:g>
                  <svg:desc>Munkalap1.B1:Munkalap1.B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unkalap1.B2:Munkalap1.B2</svg:desc>
                </draw:g>
              </table:table-cell>
            </table:table-row>
            <table:table-row>
              <table:table-cell office:value-type="string">
                <text:p>Oszlop B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unkalap1.B4:Munkalap1.B14</svg:desc>
                </draw:g>
              </table:table-cell>
              <table:table-cell office:value-type="float" office:value="-0.5">
                <text:p>-0.5</text:p>
              </table:table-cell>
              <table:table-cell office:value-type="float" office:value="-0.25">
                <text:p>-0.25</text:p>
              </table:table-cell>
              <table:table-cell office:value-type="float" office:value="-0.4375">
                <text:p>-0.4375</text:p>
              </table:table-cell>
              <table:table-cell office:value-type="float" office:value="-0.30859375">
                <text:p>-0.30859375</text:p>
              </table:table-cell>
              <table:table-cell office:value-type="float" office:value="-0.404769897460938">
                <text:p>-0.404769897460938</text:p>
              </table:table-cell>
              <table:table-cell office:value-type="float" office:value="-0.336161330109462">
                <text:p>-0.336161330109462</text:p>
              </table:table-cell>
              <table:table-cell office:value-type="float" office:value="-0.386995560139037">
                <text:p>-0.386995560139037</text:p>
              </table:table-cell>
              <table:table-cell office:value-type="float" office:value="-0.350234436432673">
                <text:p>-0.350234436432673</text:p>
              </table:table-cell>
              <table:table-cell office:value-type="float" office:value="-0.377335839536688">
                <text:p>-0.377335839536688</text:p>
              </table:table-cell>
              <table:table-cell office:value-type="float" office:value="-0.357617664201143">
                <text:p>-0.357617664201143</text:p>
              </table:table-cell>
            </table:table-row>
            <table:table-row>
              <table:table-cell office:value-type="string">
                <text:p>Oszlop C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unkalap1.C4:Munkalap1.C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